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85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9.91cm"/>
    </style:style>
    <style:style style:name="co4" style:family="table-column">
      <style:table-column-properties fo:break-before="auto" style:column-width="15.196cm"/>
    </style:style>
    <style:style style:name="co5" style:family="table-column">
      <style:table-column-properties fo:break-before="auto" style:column-width="4.36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5.913cm"/>
    </style:style>
    <style:style style:name="co8" style:family="table-column">
      <style:table-column-properties fo:break-before="auto" style:column-width="4.724cm"/>
    </style:style>
    <style:style style:name="co9" style:family="table-column">
      <style:table-column-properties fo:break-before="auto" style:column-width="6.375cm"/>
    </style:style>
    <style:style style:name="co10" style:family="table-column">
      <style:table-column-properties fo:break-before="auto" style:column-width="6.473cm"/>
    </style:style>
    <style:style style:name="co11" style:family="table-column">
      <style:table-column-properties fo:break-before="auto" style:column-width="7.564cm"/>
    </style:style>
    <style:style style:name="co12" style:family="table-column">
      <style:table-column-properties fo:break-before="auto" style:column-width="4.40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18cm solid #000000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order="0.018cm solid #000000"/>
      <style:text-properties style:use-window-font-color="true" style:font-name="Calibri" fo:font-size="11pt" fo:language="en" fo:country="US" style:font-name-asian="Lucida Sans Unicode" style:font-size-asian="11pt" style:language-asian="en" style:country-asian="US" style:font-name-complex="Tahoma" style:font-size-complex="11pt" style:language-complex="en" style:country-complex="US"/>
    </style:style>
    <style:style style:name="ce5" style:family="table-cell" style:parent-style-name="Default">
      <style:table-cell-properties fo:border="0.018cm solid #000000"/>
      <style:text-properties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18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6"/>
        <table:table-column table:style-name="co6" table:default-cell-style-name="ce7"/>
        <table:table-column table:style-name="co7" table:default-cell-style-name="ce7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>
            <text:p>Nombre de usuario</text:p>
          </table:table-cell>
          <table:table-cell table:style-name="ce1" office:value-type="string">
            <text:p>Ubicación Hospital</text:p>
          </table:table-cell>
          <table:table-cell table:style-name="ce1" office:value-type="string">
            <text:p>Correo Electrónico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Compartición Datos</text:p>
          </table:table-cell>
          <table:table-cell table:style-name="ce1" office:value-type="string">
            <text:p>Fecha Migración</text:p>
          </table:table-cell>
          <table:table-cell table:style-name="ce1" office:value-type="string">
            <text:p>URL configurada en cliente</text:p>
          </table:table-cell>
          <table:table-cell table:style-name="ce1" office:value-type="string">
            <text:p>Cliente Pesado</text:p>
          </table:table-cell>
          <table:table-cell table:style-name="ce1" office:value-type="string">
            <text:p>Modelo Móvil </text:p>
          </table:table-cell>
          <table:table-cell table:style-name="ce1" office:value-type="string">
            <text:p>Sincroniza actualmente el móvil</text:p>
          </table:table-cell>
          <table:table-cell table:style-name="ce1" office:value-type="string">
            <text:p>Ha abandonado el uso de la aplicación</text:p>
          </table:table-cell>
          <table:table-cell table:style-name="ce1" office:value-type="string">
            <text:p>Problemas</text:p>
          </table:table-cell>
        </table:table-row>
        <table:table-row table:style-name="ro2">
          <table:table-cell office:value-type="string">
            <text:p>Alejandre Llanos, Carmen</text:p>
          </table:table-cell>
          <table:table-cell office:value-type="string">
            <text:p>SSCC SAS</text:p>
          </table:table-cell>
          <table:table-cell office:value-type="string">
            <text:p>carmen.alejandre@juntadeandalucia.es</text:p>
          </table:table-cell>
          <table:table-cell table:style-name="ce3" office:value-type="string">
            <text:p>SECRETARIA SUBDIRECCION DE ACCESIBILIDAD Y CONTINUIDAD ASISTENCIAL</text:p>
          </table:table-cell>
          <table:table-cell table:number-columns-repeated="3"/>
          <table:table-cell office:value-type="string">
            <text:p>Microsoft Outlook 2003</text:p>
          </table:table-cell>
          <table:table-cell table:number-columns-repeated="4"/>
        </table:table-row>
        <table:table-row table:style-name="ro2">
          <table:table-cell office:value-type="string">
            <text:p>Aranda Lara, Jose Manuel</text:p>
          </table:table-cell>
          <table:table-cell office:value-type="string">
            <text:p>SSCC SAS</text:p>
          </table:table-cell>
          <table:table-cell office:value-type="string">
            <text:p>josem.aranda.sspa@juntadeandalucia.es</text:p>
          </table:table-cell>
          <table:table-cell table:style-name="ce3" office:value-type="string">
            <text:p>DIRECTOR GERENTE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Microsoft Outlook 2003</text:p>
          </table:table-cell>
          <table:table-cell office:value-type="string">
            <text:p>IPHONE 5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Brenes Palacios, Pilar</text:p>
          </table:table-cell>
          <table:table-cell office:value-type="string">
            <text:p>SSCC SAS</text:p>
          </table:table-cell>
          <table:table-cell office:value-type="string">
            <text:p>mp.brenes.sspa@juntadeandalucia.es</text:p>
          </table:table-cell>
          <table:table-cell table:style-name="ce3" office:value-type="string">
            <text:p>SECRETARIA SUBDIRECCION DE GESTION Y EVALUACION DE RESULTADOS EN SALUD</text:p>
          </table:table-cell>
          <table:table-cell table:number-columns-repeated="3"/>
          <table:table-cell office:value-type="string">
            <text:p>Microsoft Outlook 2003</text:p>
          </table:table-cell>
          <table:table-cell table:number-columns-repeated="4"/>
        </table:table-row>
        <table:table-row table:style-name="ro2">
          <table:table-cell office:value-type="string">
            <text:p>Cepeda Cabrera, María José</text:p>
          </table:table-cell>
          <table:table-cell office:value-type="string">
            <text:p>SSCC SAS</text:p>
          </table:table-cell>
          <table:table-cell office:value-type="string">
            <text:p>mariaj.cepeda.sspa@juntadeandalucia.es</text:p>
          </table:table-cell>
          <table:table-cell table:style-name="ce3" office:value-type="string">
            <text:p>SECRETARIA SUBIRECCIÓN DE COMPRAS, LOGÍSTICA Y SERVICIOS</text:p>
          </table:table-cell>
          <table:table-cell table:number-columns-repeated="3"/>
          <table:table-cell office:value-type="string">
            <text:p>Microsoft Outlook 2003</text:p>
          </table:table-cell>
          <table:table-cell table:number-columns-repeated="4"/>
        </table:table-row>
        <table:table-row table:style-name="ro2">
          <table:table-cell office:value-type="string">
            <text:p>Cobos Rodríguez, Andrés</text:p>
          </table:table-cell>
          <table:table-cell office:value-type="string">
            <text:p>SSCC SAS</text:p>
          </table:table-cell>
          <table:table-cell office:value-type="string">
            <text:p>andres.cobos@juntadeandalucia.es</text:p>
          </table:table-cell>
          <table:table-cell table:style-name="ce4" office:value-type="string">
            <text:p>SERVICIO DE GESTIÓN DE INVERSIONES Y CONTRATACIONES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Microsoft Outlook 2003</text:p>
          </table:table-cell>
          <table:table-cell office:value-type="string">
            <text:p>SAMSUNG GALAXY EXPRESS 2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Del Nido Osuna, Pilar</text:p>
          </table:table-cell>
          <table:table-cell office:value-type="string">
            <text:p>SSCC SAS</text:p>
          </table:table-cell>
          <table:table-cell office:value-type="string">
            <text:p>mariap.nido.sspa@juntadeandalucia.es</text:p>
          </table:table-cell>
          <table:table-cell table:style-name="ce4" office:value-type="string">
            <text:p>SECRETARIA SUBDIRECCIÓN DE INVERSIONES</text:p>
          </table:table-cell>
          <table:table-cell table:number-columns-repeated="3"/>
          <table:table-cell office:value-type="string">
            <text:p>Microsoft Outlook 2003</text:p>
          </table:table-cell>
          <table:table-cell table:number-columns-repeated="4"/>
        </table:table-row>
        <table:table-row table:style-name="ro2">
          <table:table-cell office:value-type="string">
            <text:p>DOMINGUEZ FERNANDEZ, ARTURO</text:p>
          </table:table-cell>
          <table:table-cell office:value-type="string">
            <text:p>SSCC SAS</text:p>
          </table:table-cell>
          <table:table-cell office:value-type="string">
            <text:p>arturoe.dominguez.sspa@juntadeandalucia.es</text:p>
          </table:table-cell>
          <table:table-cell table:style-name="ce3" office:value-type="string">
            <text:p>SUBIDRECTOR DE PERSONAL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Microsoft Outlook 2003</text:p>
          </table:table-cell>
          <table:table-cell office:value-type="string">
            <text:p>SAMSUNG GALAXY S4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Durán Reyes, Mª Dolores</text:p>
          </table:table-cell>
          <table:table-cell office:value-type="string">
            <text:p>SSCC SAS</text:p>
          </table:table-cell>
          <table:table-cell office:value-type="string">
            <text:p>mdolores.duran.sspa@juntadeandalucia.es</text:p>
          </table:table-cell>
          <table:table-cell table:style-name="ce4" office:value-type="string">
            <text:p>SECRETARIA SERVICIO DE GESTIÓN DE INVERSIONES Y CONTRATACIONES</text:p>
          </table:table-cell>
          <table:table-cell/>
          <table:table-cell table:style-name="ce8" table:number-columns-repeated="2"/>
          <table:table-cell office:value-type="string">
            <text:p>Microsoft Outlook 2003</text:p>
          </table:table-cell>
          <table:table-cell table:number-columns-repeated="4"/>
        </table:table-row>
        <table:table-row table:style-name="ro2">
          <table:table-cell office:value-type="string">
            <text:p>Fernandez Calvo, Rosario MarÍa</text:p>
          </table:table-cell>
          <table:table-cell office:value-type="string">
            <text:p>SSCC SAS</text:p>
          </table:table-cell>
          <table:table-cell office:value-type="string">
            <text:p>rosario.fernandez.calvo.sspa@juntadeandalucia.es</text:p>
          </table:table-cell>
          <table:table-cell table:style-name="ce4" office:value-type="string">
            <text:p>SECRETARIA DIRECCIÓN GERENCIA</text:p>
          </table:table-cell>
          <table:table-cell/>
          <table:table-cell table:style-name="ce8" table:number-columns-repeated="2"/>
          <table:table-cell office:value-type="string">
            <text:p>Microsoft Outlook 2003</text:p>
          </table:table-cell>
          <table:table-cell office:value-type="string">
            <text:p>SAMSUNG GALAXY EXPRESS 2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Galiana Auchel, Jose Manuel</text:p>
          </table:table-cell>
          <table:table-cell office:value-type="string">
            <text:p>SSCC SAS</text:p>
          </table:table-cell>
          <table:table-cell office:value-type="string">
            <text:p>josem.galiana.sspa@juntadeandalucia.es</text:p>
          </table:table-cell>
          <table:table-cell table:style-name="ce4" office:value-type="string">
            <text:p>SUBDIRECTOR DE GESTION Y EVALUACION DE RESULTADOS EN SALUD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Microsoft Outlook 2003</text:p>
          </table:table-cell>
          <table:table-cell office:value-type="string">
            <text:p>IPHONE 5C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Gallardo Ballesteros, Carmen</text:p>
          </table:table-cell>
          <table:table-cell office:value-type="string">
            <text:p>SSCC SAS</text:p>
          </table:table-cell>
          <table:table-cell office:value-type="string">
            <text:p>mariac.gallardo@juntadeandalucia.es</text:p>
          </table:table-cell>
          <table:table-cell table:style-name="ce4" office:value-type="string">
            <text:p>SUBDIRECTORA DE ACCESIBILIDAD Y CONTINUIDAD ASISTENCIAL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Microsoft Outlook 2003</text:p>
          </table:table-cell>
          <table:table-cell office:value-type="string">
            <text:p>SAMSUNG GALAXY S4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García Martínez, Juan Tomás</text:p>
          </table:table-cell>
          <table:table-cell office:value-type="string">
            <text:p>SSCC SAS</text:p>
          </table:table-cell>
          <table:table-cell office:value-type="string">
            <text:p>juant.garcia@juntadeandalucia.es</text:p>
          </table:table-cell>
          <table:table-cell table:style-name="ce4" office:value-type="string">
            <text:p>DIRECTOR GENERAL DE ASISTENCIA SANITARIA Y RESULTADOS EN SALUD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Microsoft Outlook 2003</text:p>
          </table:table-cell>
          <table:table-cell office:value-type="string">
            <text:p>IPHONE 4S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Gómez González, Celia</text:p>
          </table:table-cell>
          <table:table-cell office:value-type="string">
            <text:p>SSCC SAS</text:p>
          </table:table-cell>
          <table:table-cell office:value-type="string">
            <text:p>celia.gomez@juntadeandalucia.es</text:p>
          </table:table-cell>
          <table:table-cell table:style-name="ce4" office:value-type="string">
            <text:p>DIRECTORA GENERAL DE PROFESIONALES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Microsoft Outlook 2003</text:p>
          </table:table-cell>
          <table:table-cell office:value-type="string">
            <text:p>IPHONE 5S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GUALDA GARCIA, MARIA ANTONIA</text:p>
          </table:table-cell>
          <table:table-cell office:value-type="string">
            <text:p>SSCC SAS</text:p>
          </table:table-cell>
          <table:table-cell office:value-type="string">
            <text:p>mariaa.gualda@juntadeandalucia.es</text:p>
          </table:table-cell>
          <table:table-cell office:value-type="string">
            <text:p>SUBDIRECTORA DE PRESUPUESTOS Y TESORERÍA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Microsoft Outlook 2003</text:p>
          </table:table-cell>
          <table:table-cell office:value-type="string">
            <text:p>SAMSUNG GT-I9030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Herrera Naranjo, Carmen</text:p>
          </table:table-cell>
          <table:table-cell office:value-type="string">
            <text:p>SSCC SAS</text:p>
          </table:table-cell>
          <table:table-cell office:value-type="string">
            <text:p>mcarmen.herrera@juntadeandalucia.es</text:p>
          </table:table-cell>
          <table:table-cell office:value-type="string">
            <text:p>SECRETARIA SUBDIRECCIÓN DE PERSONAL</text:p>
          </table:table-cell>
          <table:table-cell/>
          <table:table-cell table:style-name="ce8" table:number-columns-repeated="2"/>
          <table:table-cell office:value-type="string">
            <text:p>Microsoft Outlook 2003</text:p>
          </table:table-cell>
          <table:table-cell table:style-name="ce7"/>
          <table:table-cell table:number-columns-repeated="3"/>
        </table:table-row>
        <table:table-row table:style-name="ro2">
          <table:table-cell office:value-type="string">
            <text:p>López Rey, Juana</text:p>
          </table:table-cell>
          <table:table-cell office:value-type="string">
            <text:p>SSCC SAS</text:p>
          </table:table-cell>
          <table:table-cell office:value-type="string">
            <text:p>juana.lopez.sspa@juntadeandalucia.es</text:p>
          </table:table-cell>
          <table:table-cell office:value-type="string">
            <text:p>SECRETARIA DIRECCION GENERAL DE ASISTENCIA SANITARIA Y RESULTADOS EN SALUD</text:p>
          </table:table-cell>
          <table:table-cell/>
          <table:table-cell table:style-name="ce8" table:number-columns-repeated="2"/>
          <table:table-cell office:value-type="string">
            <text:p>Microsoft Outlook 2003</text:p>
          </table:table-cell>
          <table:table-cell table:number-columns-repeated="4"/>
        </table:table-row>
        <table:table-row table:style-name="ro2">
          <table:table-cell office:value-type="string">
            <text:p>MARTINEZ PEREZ, AINHOA ARANZAZU</text:p>
          </table:table-cell>
          <table:table-cell office:value-type="string">
            <text:p>SSCC SAS</text:p>
          </table:table-cell>
          <table:table-cell office:value-type="string">
            <text:p>ainhoaa.martinez@juntadeandalucia.es</text:p>
          </table:table-cell>
          <table:table-cell table:style-name="ce3" office:value-type="string">
            <text:p>SECRETARIA DIRECCIÓN GENERAL DE GESTION ECONÓMICA</text:p>
          </table:table-cell>
          <table:table-cell table:number-columns-repeated="3"/>
          <table:table-cell office:value-type="string">
            <text:p>Microsoft Outlook 2003</text:p>
          </table:table-cell>
          <table:table-cell office:value-type="string">
            <text:p>SAMSUNG GALAXY S3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MENDEZ IZUEL, IRENE</text:p>
          </table:table-cell>
          <table:table-cell office:value-type="string">
            <text:p>SSCC SAS</text:p>
          </table:table-cell>
          <table:table-cell office:value-type="string">
            <text:p>irene.mendez@juntadeandalucia.es</text:p>
          </table:table-cell>
          <table:table-cell office:value-type="string">
            <text:p>SECRETARIA DIRECCIÓN GENERAL DE PROFESIONALES</text:p>
          </table:table-cell>
          <table:table-cell/>
          <table:table-cell table:style-name="ce8" table:number-columns-repeated="2"/>
          <table:table-cell office:value-type="string">
            <text:p>Microsoft Outlook 2003</text:p>
          </table:table-cell>
          <table:table-cell office:value-type="string">
            <text:p>SONY XPERIA U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Moreno Ochoa, Juan Manuel</text:p>
          </table:table-cell>
          <table:table-cell office:value-type="string">
            <text:p>SSCC SAS</text:p>
          </table:table-cell>
          <table:table-cell office:value-type="string">
            <text:p>juanm.moreno.ochoa@juntadeandalucia.es</text:p>
          </table:table-cell>
          <table:table-cell office:value-type="string">
            <text:p>SUBDIRECTOR DE CONTROL GESTIÓN</text:p>
          </table:table-cell>
          <table:table-cell office:value-type="string">
            <text:p>AGENDA</text:p>
          </table:table-cell>
          <table:table-cell table:style-name="ce8" table:number-columns-repeated="2"/>
          <table:table-cell office:value-type="string">
            <text:p>Microsoft Outlook 2003</text:p>
          </table:table-cell>
          <table:table-cell office:value-type="string">
            <text:p>SAMSUNG GALAXY S4 MINI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Pijuan Gonzalez, Horacio</text:p>
          </table:table-cell>
          <table:table-cell office:value-type="string">
            <text:p>SSCC SAS</text:p>
          </table:table-cell>
          <table:table-cell office:value-type="string">
            <text:p>horacio.pijuan.gonzalez.sspa@juntadeandalucia.es</text:p>
          </table:table-cell>
          <table:table-cell office:value-type="string">
            <text:p>DIRECTOR GENERAL DE GESTION ECONÓMICA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Microsoft Outlook 2003</text:p>
          </table:table-cell>
          <table:table-cell office:value-type="string">
            <text:p>IPHONE 5S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RODRIGUEZ ORTIZ, SANTIAGO</text:p>
          </table:table-cell>
          <table:table-cell office:value-type="string">
            <text:p>SSCC SAS</text:p>
          </table:table-cell>
          <table:table-cell office:value-type="string">
            <text:p>santiago.rodriguez.or@juntadeandalucia.es</text:p>
          </table:table-cell>
          <table:table-cell office:value-type="string">
            <text:p>SUBDIRECTOR DE INVERSIONES</text:p>
          </table:table-cell>
          <table:table-cell office:value-type="string">
            <text:p>AGENDA</text:p>
          </table:table-cell>
          <table:table-cell table:number-columns-repeated="2"/>
          <table:table-cell office:value-type="string">
            <text:p>Microsoft Outlook 2003</text:p>
          </table:table-cell>
          <table:table-cell office:value-type="string">
            <text:p>SAMSUNG GALAXY S ADVANCE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Sánchez-Trincado Pavón, Mª José</text:p>
          </table:table-cell>
          <table:table-cell office:value-type="string">
            <text:p>SSCC SAS</text:p>
          </table:table-cell>
          <table:table-cell office:value-type="string">
            <text:p>mariaj.sancheztrincado.sspa@juntadeandalucia.es</text:p>
          </table:table-cell>
          <table:table-cell office:value-type="string">
            <text:p>SECRETARIA COORDINACION AUTONOMICA DE TRASPLANTES</text:p>
          </table:table-cell>
          <table:table-cell table:number-columns-repeated="3"/>
          <table:table-cell office:value-type="string">
            <text:p>Microsoft Outlook 2003</text:p>
          </table:table-cell>
          <table:table-cell table:number-columns-repeated="4"/>
        </table:table-row>
        <table:table-row table:style-name="ro2">
          <table:table-cell office:value-type="string">
            <text:p>SEGURA LAGARES, MARIA JOSE</text:p>
          </table:table-cell>
          <table:table-cell office:value-type="string">
            <text:p>SSCC SAS</text:p>
          </table:table-cell>
          <table:table-cell office:value-type="string">
            <text:p>mjose.segura@juntadeandalucia.es</text:p>
          </table:table-cell>
          <table:table-cell office:value-type="string">
            <text:p>SECRETARIA DIRECCIÓN GERENCIA</text:p>
          </table:table-cell>
          <table:table-cell/>
          <table:table-cell table:style-name="ce8" table:number-columns-repeated="2"/>
          <table:table-cell office:value-type="string">
            <text:p>Microsoft Outlook 2003</text:p>
          </table:table-cell>
          <table:table-cell office:value-type="string">
            <text:p>SAMSUNG GALAXY EXPRESS 2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Tejedor Llabona, Marisa</text:p>
          </table:table-cell>
          <table:table-cell office:value-type="string">
            <text:p>SSCC SAS</text:p>
          </table:table-cell>
          <table:table-cell office:value-type="string">
            <text:p>marial.tejedor@juntadeandalucia.es</text:p>
          </table:table-cell>
          <table:table-cell office:value-type="string">
            <text:p>SECRETARIA SUBDIRECCIÓN DE CONTROL GESTIÓN</text:p>
          </table:table-cell>
          <table:table-cell/>
          <table:table-cell table:style-name="ce8" table:number-columns-repeated="2"/>
          <table:table-cell office:value-type="string">
            <text:p>Microsoft Outlook 2003</text:p>
          </table:table-cell>
          <table:table-cell table:number-columns-repeated="4"/>
        </table:table-row>
        <table:table-row table:style-name="ro2">
          <table:table-cell office:value-type="string">
            <text:p>Vázquez Castro, María del Mar</text:p>
          </table:table-cell>
          <table:table-cell office:value-type="string">
            <text:p>SSCC SAS</text:p>
          </table:table-cell>
          <table:table-cell office:value-type="string">
            <text:p>mm.vazquez.sspa@juntadeandalucia.es</text:p>
          </table:table-cell>
          <table:table-cell office:value-type="string">
            <text:p>SECRETARIA DIRECCIÓN GERENCIA</text:p>
          </table:table-cell>
          <table:table-cell/>
          <table:table-cell table:style-name="ce8" table:number-columns-repeated="2"/>
          <table:table-cell office:value-type="string">
            <text:p>Microsoft Outlook 2003</text:p>
          </table:table-cell>
          <table:table-cell office:value-type="string">
            <text:p>IPHONE 4S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2">
          <table:table-cell office:value-type="string">
            <text:p>MANUEL ALONSO GIL</text:p>
          </table:table-cell>
          <table:table-cell office:value-type="string">
            <text:p>SSCC SAS</text:p>
          </table:table-cell>
          <table:table-cell office:value-type="string">
            <text:p>manuel.alonso.sspa@juntadeandalucia.es</text:p>
          </table:table-cell>
          <table:table-cell office:value-type="string">
            <text:p>COORDINADOR AUTONOMICA DE TRASPLANTES</text:p>
          </table:table-cell>
          <table:table-cell/>
          <table:table-cell table:style-name="ce8" table:number-columns-repeated="2"/>
          <table:table-cell office:value-type="string">
            <text:p>Microsoft Outlook 2003</text:p>
          </table:table-cell>
          <table:table-cell office:value-type="string">
            <text:p>SAMSUNG GALAXY EXPRESS 2</text:p>
          </table:table-cell>
          <table:table-cell office:value-type="string">
            <text:p>SI</text:p>
          </table:table-cell>
          <table:table-cell table:number-columns-repeated="2"/>
        </table:table-row>
        <table:table-row table:style-name="ro3">
          <table:table-cell table:style-name="ce1"/>
          <table:table-cell table:number-columns-repeated="2"/>
          <table:table-cell table:style-name="ce6"/>
          <table:table-cell/>
          <table:table-cell table:style-name="ce8" table:number-columns-repeated="2"/>
          <table:table-cell table:number-columns-repeated="5"/>
        </table:table-row>
        <table:table-row table:style-name="ro1" table:number-rows-repeated="2">
          <table:table-cell table:style-name="ce1"/>
          <table:table-cell table:number-columns-repeated="2"/>
          <table:table-cell table:style-name="ce2" table:number-columns-repeated="2"/>
          <table:table-cell table:style-name="ce8" table:number-columns-repeated="2"/>
          <table:table-cell table:number-columns-repeated="5"/>
        </table:table-row>
        <table:table-row table:style-name="ro1" table:number-rows-repeated="2">
          <table:table-cell table:style-name="ce1"/>
          <table:table-cell table:number-columns-repeated="2"/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style-name="ce1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2" table:number-columns-repeated="4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Droid Sans Fallback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left="0.169cm" fo:margin-right="0.169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31/03/2015</text:date>, <text:time>13:24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7:03:34.516317741</meta:creation-date>
    <dc:date>2015-03-31T13:24:35.53</dc:date>
    <meta:editing-duration>PT2H3M41S</meta:editing-duration>
    <meta:editing-cycles>20</meta:editing-cycles>
    <meta:generator>OpenOffice/4.1.0$Win32 OpenOffice.org_project/410m18$Build-9764</meta:generator>
    <meta:print-date>2015-01-30T09:10:36.97</meta:print-date>
    <meta:document-statistic meta:table-count="1" meta:cell-count="187" meta:object-count="0"/>
  </office:meta>
</office:document-meta>
</file>